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419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3.535cm"/>
    </style:style>
    <style:style style:name="co4" style:family="table-column">
      <style:table-column-properties fo:break-before="auto" style:column-width="2.244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2.37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4.101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#808080"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729fcf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2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0"/>
    <style:style style:name="ce42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81d41a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ff0000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transparent" fo:border="0.06pt solid #000000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ackground-color="transparent" fo:border="0.06pt solid #000000"/>
    </style:style>
    <style:style style:name="ce29" style:family="table-cell" style:parent-style-name="Default" style:data-style-name="N2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ackground-color="#ff6d6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ackground-color="#81d41a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9" style:family="table-cell" style:parent-style-name="Default" style:data-style-name="N11">
      <style:table-cell-properties style:text-align-source="fix" style:repeat-content="false" fo:background-color="transparent" style:vertical-align="automatic"/>
      <style:paragraph-properties fo:text-align="center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50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30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</style:style>
    <style:style style:name="ce92" style:family="table-cell" style:parent-style-name="Default" style:data-style-name="N0">
      <style:table-cell-properties fo:background-color="#4472c4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4472c4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7" style:family="table-cell" style:parent-style-name="Default" style:data-style-name="N2">
      <style:table-cell-properties fo:background-color="transparent"/>
    </style:style>
    <style:style style:name="ce43" style:family="table-cell" style:parent-style-name="Default" style:data-style-name="N0">
      <style:table-cell-properties fo:background-color="#ffb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0">
      <style:table-cell-properties fo:background-color="transparent" fo:border="0.06pt solid #000000"/>
    </style:style>
    <style:style style:name="ce52" style:family="table-cell" style:parent-style-name="Default" style:data-style-name="N0">
      <style:table-cell-properties fo:wrap-option="wrap" style:vertical-align="middle"/>
    </style:style>
    <style:style style:name="ce47" style:family="table-cell" style:parent-style-name="Default" style:data-style-name="N0">
      <style:table-cell-properties fo:background-color="#ffbf00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color="#ffffff"/>
    </style:style>
    <style:style style:name="ce8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ole-draw-aspect="1"/>
    </style:style>
    <style:style style:name="T1" style:family="text">
      <style:text-properties fo:color="#000000" style:font-name="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" fo:font-size="9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PT-PiG-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1" table:default-cell-style-name="ce1"/>
        <table:table-column table:style-name="co5" table:number-columns-repeated="50" table:default-cell-style-name="ce1"/>
        <table:table-column table:style-name="co5" table:number-columns-repeated="959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ENTRAD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TOTAL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Aportació empresarial</text:p>
          </table:table-cell>
          <table:table-cell table:style-name="ce72" office:value-type="float" office:value="30000" calcext:value-type="float">
            <text:p>30000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table:formula="of:=SUM([.B2:.M2])" office:value-type="float" office:value="30000" calcext:value-type="float">
            <text:p>3000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rèdits sol·licitats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table:formula="of:=SUM([.B3:.M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Vendes</text:p>
          </table:table-cell>
          <table:table-cell table:style-name="ce72" office:value-type="float" office:value="5000" calcext:value-type="float">
            <text:p>5000</text:p>
          </table:table-cell>
          <table:table-cell table:number-columns-repeated="11" table:style-name="ce4" office:value-type="float" office:value="16500" calcext:value-type="float">
            <text:p>16500</text:p>
          </table:table-cell>
          <table:table-cell table:style-name="ce4" table:formula="of:=SUM([.B4:.M4])" office:value-type="float" office:value="186500" calcext:value-type="float">
            <text:p>1865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judes i subvencions</text:p>
          </table:table-cell>
          <table:table-cell table:style-name="ce7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9" table:style-name="ce5" office:value-type="float" office:value="0" calcext:value-type="float">
            <text:p>0</text:p>
          </table:table-cell>
          <table:table-cell table:style-name="ce4" table:formula="of:=SUM([.B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ltres ingressos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4" table:formula="of:=SUM([.B6:.M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 ENTRADES</text:p>
          </table:table-cell>
          <table:table-cell table:style-name="ce2" table:formula="of:=SUM([.B2:.B6])" office:value-type="float" office:value="35000" calcext:value-type="float">
            <text:p>35000</text:p>
          </table:table-cell>
          <table:table-cell table:style-name="ce2" table:formula="of:=SUM([.C2:.C6])" office:value-type="float" office:value="16500" calcext:value-type="float">
            <text:p>16500</text:p>
          </table:table-cell>
          <table:table-cell table:style-name="ce2" table:formula="of:=SUM([.D2:.D6])" office:value-type="float" office:value="16500" calcext:value-type="float">
            <text:p>16500</text:p>
          </table:table-cell>
          <table:table-cell table:style-name="ce2" table:formula="of:=SUM([.E2:.E6])" office:value-type="float" office:value="16500" calcext:value-type="float">
            <text:p>16500</text:p>
          </table:table-cell>
          <table:table-cell table:style-name="ce2" table:formula="of:=SUM([.F2:.F6])" office:value-type="float" office:value="16500" calcext:value-type="float">
            <text:p>16500</text:p>
          </table:table-cell>
          <table:table-cell table:style-name="ce2" table:formula="of:=SUM([.G2:.G6])" office:value-type="float" office:value="16500" calcext:value-type="float">
            <text:p>16500</text:p>
          </table:table-cell>
          <table:table-cell table:style-name="ce2" table:formula="of:=SUM([.H2:.H6])" office:value-type="float" office:value="16500" calcext:value-type="float">
            <text:p>16500</text:p>
          </table:table-cell>
          <table:table-cell table:style-name="ce2" table:formula="of:=SUM([.I2:.I6])" office:value-type="float" office:value="16500" calcext:value-type="float">
            <text:p>16500</text:p>
          </table:table-cell>
          <table:table-cell table:style-name="ce2" table:formula="of:=SUM([.J2:.J6])" office:value-type="float" office:value="16500" calcext:value-type="float">
            <text:p>16500</text:p>
          </table:table-cell>
          <table:table-cell table:style-name="ce2" table:formula="of:=SUM([.K2:.K6])" office:value-type="float" office:value="16500" calcext:value-type="float">
            <text:p>16500</text:p>
          </table:table-cell>
          <table:table-cell table:style-name="ce2" table:formula="of:=SUM([.L2:.L6])" office:value-type="float" office:value="16500" calcext:value-type="float">
            <text:p>16500</text:p>
          </table:table-cell>
          <table:table-cell table:style-name="ce2" table:formula="of:=SUM([.M2:.M6])" office:value-type="float" office:value="16500" calcext:value-type="float">
            <text:p>16500</text:p>
          </table:table-cell>
          <table:table-cell table:style-name="ce2" table:formula="of:=SUM([.N2:.N6])" office:value-type="float" office:value="216500" calcext:value-type="float">
            <text:p>216500</text:p>
          </table:table-cell>
          <table:table-cell/>
          <table:table-cell table:style-name="ce7" table:formula="of:=[.B7]" office:value-type="float" office:value="35000" calcext:value-type="float">
            <text:p>35000</text:p>
          </table:table-cell>
          <table:table-cell table:style-name="ce7" table:formula="of:=[.P7]+[.C7]" office:value-type="float" office:value="51500" calcext:value-type="float">
            <text:p>51500</text:p>
          </table:table-cell>
          <table:table-cell table:style-name="ce7" table:formula="of:=[.Q7]+[.D7]" office:value-type="float" office:value="68000" calcext:value-type="float">
            <text:p>68000</text:p>
          </table:table-cell>
          <table:table-cell table:style-name="ce7" table:formula="of:=[.R7]+[.E7]" office:value-type="float" office:value="84500" calcext:value-type="float">
            <text:p>84500</text:p>
          </table:table-cell>
          <table:table-cell table:style-name="ce7" table:formula="of:=[.S7]+[.F7]" office:value-type="float" office:value="101000" calcext:value-type="float">
            <text:p>101000</text:p>
          </table:table-cell>
          <table:table-cell table:style-name="ce7" table:formula="of:=[.T7]+[.G7]" office:value-type="float" office:value="117500" calcext:value-type="float">
            <text:p>117500</text:p>
          </table:table-cell>
          <table:table-cell table:style-name="ce7" table:formula="of:=[.U7]+[.H7]" office:value-type="float" office:value="134000" calcext:value-type="float">
            <text:p>134000</text:p>
          </table:table-cell>
          <table:table-cell table:style-name="ce7" table:formula="of:=[.V7]+[.I7]" office:value-type="float" office:value="150500" calcext:value-type="float">
            <text:p>150500</text:p>
          </table:table-cell>
          <table:table-cell table:style-name="ce7" table:formula="of:=[.W7]+[.J7]" office:value-type="float" office:value="167000" calcext:value-type="float">
            <text:p>167000</text:p>
          </table:table-cell>
          <table:table-cell table:style-name="ce7" table:formula="of:=[.X7]+[.K7]" office:value-type="float" office:value="183500" calcext:value-type="float">
            <text:p>183500</text:p>
          </table:table-cell>
          <table:table-cell table:style-name="ce7" table:formula="of:=[.Y7]+[.L7]" office:value-type="float" office:value="200000" calcext:value-type="float">
            <text:p>200000</text:p>
          </table:table-cell>
          <table:table-cell table:style-name="ce7" table:formula="of:=[.Z7]+[.M7]" office:value-type="float" office:value="216500" calcext:value-type="float">
            <text:p>216500</text:p>
          </table:table-cell>
          <table:table-cell table:style-name="ce8" table:number-columns-repeated="2"/>
          <table:table-cell table:number-columns-repeated="995"/>
        </table:table-row>
        <table:table-row table:style-name="ro1">
          <table:table-cell table:style-name="ce9" office:value-type="string" calcext:value-type="string">
            <text:p>EIXIDES</text:p>
          </table:table-cell>
          <table:table-cell table:style-name="ce5" table:number-columns-repeated="10"/>
          <table:table-cell table:style-name="ce4" table:number-columns-repeated="3"/>
          <table:table-cell/>
          <table:table-cell table:formula="of:=SUM([.N11:.N26])" office:value-type="float" office:value="145896" calcext:value-type="float">
            <text:p>145896</text:p>
          </table:table-cell>
          <table:table-cell table:formula="of:=[.P8]" office:value-type="float" office:value="145896" calcext:value-type="float">
            <text:p>145896</text:p>
          </table:table-cell>
          <table:table-cell table:formula="of:=[.Q8]" office:value-type="float" office:value="145896" calcext:value-type="float">
            <text:p>145896</text:p>
          </table:table-cell>
          <table:table-cell table:formula="of:=[.R8]" office:value-type="float" office:value="145896" calcext:value-type="float">
            <text:p>145896</text:p>
          </table:table-cell>
          <table:table-cell table:formula="of:=[.S8]" office:value-type="float" office:value="145896" calcext:value-type="float">
            <text:p>145896</text:p>
          </table:table-cell>
          <table:table-cell table:formula="of:=[.T8]" office:value-type="float" office:value="145896" calcext:value-type="float">
            <text:p>145896</text:p>
          </table:table-cell>
          <table:table-cell table:formula="of:=[.U8]" office:value-type="float" office:value="145896" calcext:value-type="float">
            <text:p>145896</text:p>
          </table:table-cell>
          <table:table-cell table:formula="of:=[.V8]" office:value-type="float" office:value="145896" calcext:value-type="float">
            <text:p>145896</text:p>
          </table:table-cell>
          <table:table-cell table:formula="of:=[.W8]" office:value-type="float" office:value="145896" calcext:value-type="float">
            <text:p>145896</text:p>
          </table:table-cell>
          <table:table-cell table:formula="of:=[.X8]" office:value-type="float" office:value="145896" calcext:value-type="float">
            <text:p>145896</text:p>
          </table:table-cell>
          <table:table-cell table:formula="of:=[.Y8]" office:value-type="float" office:value="145896" calcext:value-type="float">
            <text:p>145896</text:p>
          </table:table-cell>
          <table:table-cell table:formula="of:=[.Z8]" office:value-type="float" office:value="145896" calcext:value-type="float">
            <text:p>145896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Compres actiu fix</text:p>
          </table:table-cell>
          <table:table-cell table:style-name="ce72" office:value-type="float" office:value="10000" calcext:value-type="float">
            <text:p>10000</text:p>
          </table:table-cell>
          <table:table-cell table:style-name="ce5" table:number-columns-repeated="9"/>
          <table:table-cell table:style-name="ce4" table:number-columns-repeated="2"/>
          <table:table-cell table:style-name="ce4" table:formula="of:=SUM([.B9:.M9])" office:value-type="float" office:value="10000" calcext:value-type="float">
            <text:p>1000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Obres de condicionament</text:p>
          </table:table-cell>
          <table:table-cell table:style-name="ce72" office:value-type="float" office:value="10000" calcext:value-type="float">
            <text:p>10000</text:p>
          </table:table-cell>
          <table:table-cell table:style-name="ce4" table:number-columns-repeated="11"/>
          <table:table-cell table:style-name="ce4" table:formula="of:=SUM([.B10:.M10])" office:value-type="float" office:value="10000" calcext:value-type="float">
            <text:p>100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t. primeres/mercaderies</text:p>
          </table:table-cell>
          <table:table-cell table:style-name="ce72" office:value-type="float" office:value="5100" calcext:value-type="float">
            <text:p>5100</text:p>
          </table:table-cell>
          <table:table-cell table:number-columns-repeated="11" table:style-name="ce5" office:value-type="float" office:value="5100" calcext:value-type="float">
            <text:p>5100</text:p>
          </table:table-cell>
          <table:table-cell table:style-name="ce4" table:formula="of:=SUM([.B11:.M11])" office:value-type="float" office:value="61200" calcext:value-type="float">
            <text:p>612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Lloguers</text:p>
          </table:table-cell>
          <table:table-cell table:style-name="ce72" office:value-type="float" office:value="1200" calcext:value-type="float">
            <text:p>1200</text:p>
          </table:table-cell>
          <table:table-cell table:number-columns-repeated="11" table:style-name="ce5" office:value-type="float" office:value="1200" calcext:value-type="float">
            <text:p>1200</text:p>
          </table:table-cell>
          <table:table-cell table:style-name="ce4" table:formula="of:=SUM([.B12:.M12])" office:value-type="float" office:value="14400" calcext:value-type="float">
            <text:p>14400</text:p>
          </table:table-cell>
          <table:table-cell/>
          <table:table-cell>
            <draw:frame draw:z-index="0" draw:name="Gráfico 4" draw:style-name="gr1" svg:width="12.7cm" svg:height="7.62cm" svg:x="0.312cm" svg:y="0.392cm">
              <draw:object draw:notify-on-update-of-ranges="'PT-PiG-B'.P8:'PT-PiG-B'.AA8 'PT-PiG-B'.P7:'PT-PiG-B'.AA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Segurs</text:p>
          </table:table-cell>
          <table:table-cell table:style-name="ce72" office:value-type="float" office:value="1500" calcext:value-type="float">
            <text:p>150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4" table:formula="of:=SUM([.B13:.M13])" office:value-type="float" office:value="1500" calcext:value-type="float">
            <text:p>15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Devolució capital préstec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4"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Interessos del préstec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4" table:formula="of:=SUM([.B15:.M1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alaris</text:p>
          </table:table-cell>
          <table:table-cell table:style-name="ce72" office:value-type="float" office:value="2000" calcext:value-type="float">
            <text:p>2000</text:p>
          </table:table-cell>
          <table:table-cell table:number-columns-repeated="11" table:style-name="ce5" office:value-type="float" office:value="2000" calcext:value-type="float">
            <text:p>2000</text:p>
          </table:table-cell>
          <table:table-cell table:style-name="ce4" table:formula="of:=SUM([.B16:.M16])" office:value-type="float" office:value="24000" calcext:value-type="float">
            <text:p>240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eguretat Social treballador/a</text:p>
          </table:table-cell>
          <table:table-cell table:style-name="ce72" office:value-type="float" office:value="628" calcext:value-type="float">
            <text:p>628</text:p>
          </table:table-cell>
          <table:table-cell table:number-columns-repeated="11" table:style-name="ce5" office:value-type="float" office:value="628" calcext:value-type="float">
            <text:p>628</text:p>
          </table:table-cell>
          <table:table-cell table:style-name="ce4" table:formula="of:=SUM([.B17:.M17])" office:value-type="float" office:value="7536" calcext:value-type="float">
            <text:p>7536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Gastos varios</text:p>
          </table:table-cell>
          <table:table-cell table:style-name="ce72" office:value-type="float" office:value="250" calcext:value-type="float">
            <text:p>250</text:p>
          </table:table-cell>
          <table:table-cell table:number-columns-repeated="11" table:style-name="ce5" office:value-type="float" office:value="250" calcext:value-type="float">
            <text:p>250</text:p>
          </table:table-cell>
          <table:table-cell table:style-name="ce4" table:formula="of:=SUM([.B18:.M18])" office:value-type="float" office:value="3000" calcext:value-type="float">
            <text:p>30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ou autònom/a</text:p>
          </table:table-cell>
          <table:table-cell table:style-name="ce72" office:value-type="float" office:value="2083.33" calcext:value-type="float">
            <text:p>2083,33</text:p>
          </table:table-cell>
          <table:table-cell table:number-columns-repeated="7" table:style-name="ce5" office:value-type="float" office:value="2083.33" calcext:value-type="float">
            <text:p>2083,33</text:p>
          </table:table-cell>
          <table:table-cell table:number-columns-repeated="4" table:style-name="ce5" office:value-type="float" office:value="2083.34" calcext:value-type="float">
            <text:p>2083,34</text:p>
          </table:table-cell>
          <table:table-cell table:style-name="ce4" table:formula="of:=SUM([.B19:.M19])" office:value-type="float" office:value="25000" calcext:value-type="float">
            <text:p>250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eguretat Social</text:p>
          </table:table-cell>
          <table:table-cell table:style-name="ce72" office:value-type="float" office:value="80" calcext:value-type="float">
            <text:p>80</text:p>
          </table:table-cell>
          <table:table-cell table:number-columns-repeated="11" table:style-name="ce5" office:value-type="float" office:value="80" calcext:value-type="float">
            <text:p>80</text:p>
          </table:table-cell>
          <table:table-cell table:style-name="ce4" table:formula="of:=SUM([.B20:.M20])" office:value-type="float" office:value="960" calcext:value-type="float">
            <text:p>96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igua</text:p>
          </table:table-cell>
          <table:table-cell table:style-name="ce7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90" calcext:value-type="float">
            <text:p>39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90" calcext:value-type="float">
            <text:p>39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90" calcext:value-type="float">
            <text:p>39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90" calcext:value-type="float">
            <text:p>390</text:p>
          </table:table-cell>
          <table:table-cell table:style-name="ce4" table:formula="of:=SUM([.B21:.M21])" office:value-type="float" office:value="1560" calcext:value-type="float">
            <text:p>156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Llum</text:p>
          </table:table-cell>
          <table:table-cell table:style-name="ce72" office:value-type="float" office:value="250" calcext:value-type="float">
            <text:p>250</text:p>
          </table:table-cell>
          <table:table-cell table:style-name="ce4" office:value-type="float" office:value="250" calcext:value-type="float">
            <text:p>250</text:p>
          </table:table-cell>
          <table:table-cell table:style-name="ce5" office:value-type="float" office:value="250" calcext:value-type="float">
            <text:p>250</text:p>
          </table:table-cell>
          <table:table-cell table:style-name="ce4" office:value-type="float" office:value="250" calcext:value-type="float">
            <text:p>250</text:p>
          </table:table-cell>
          <table:table-cell table:style-name="ce5" office:value-type="float" office:value="250" calcext:value-type="float">
            <text:p>250</text:p>
          </table:table-cell>
          <table:table-cell table:style-name="ce4" office:value-type="float" office:value="250" calcext:value-type="float">
            <text:p>250</text:p>
          </table:table-cell>
          <table:table-cell table:style-name="ce5" office:value-type="float" office:value="250" calcext:value-type="float">
            <text:p>250</text:p>
          </table:table-cell>
          <table:table-cell table:style-name="ce4" office:value-type="float" office:value="250" calcext:value-type="float">
            <text:p>250</text:p>
          </table:table-cell>
          <table:table-cell table:style-name="ce5" office:value-type="float" office:value="250" calcext:value-type="float">
            <text:p>250</text:p>
          </table:table-cell>
          <table:table-cell table:style-name="ce4" office:value-type="float" office:value="250" calcext:value-type="float">
            <text:p>250</text:p>
          </table:table-cell>
          <table:table-cell table:style-name="ce5" office:value-type="float" office:value="250" calcext:value-type="float">
            <text:p>250</text:p>
          </table:table-cell>
          <table:table-cell table:style-name="ce4" office:value-type="float" office:value="250" calcext:value-type="float">
            <text:p>250</text:p>
          </table:table-cell>
          <table:table-cell table:style-name="ce4" table:formula="of:=SUM([.B22:.M22])" office:value-type="float" office:value="3000" calcext:value-type="float">
            <text:p>300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lèfon/Internet</text:p>
          </table:table-cell>
          <table:table-cell table:style-name="ce72"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SUM([.B23:.M23])" office:value-type="float" office:value="240" calcext:value-type="float">
            <text:p>24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Gas</text:p>
          </table:table-cell>
          <table:table-cell table:style-name="ce72" office:value-type="float" office:value="250" calcext:value-type="float">
            <text:p>250</text:p>
          </table:table-cell>
          <table:table-cell table:style-name="ce4" office:value-type="float" office:value="250" calcext:value-type="float">
            <text:p>250</text:p>
          </table:table-cell>
          <table:table-cell table:style-name="ce5" office:value-type="float" office:value="250" calcext:value-type="float">
            <text:p>250</text:p>
          </table:table-cell>
          <table:table-cell table:style-name="ce4" office:value-type="float" office:value="250" calcext:value-type="float">
            <text:p>250</text:p>
          </table:table-cell>
          <table:table-cell table:style-name="ce5" office:value-type="float" office:value="250" calcext:value-type="float">
            <text:p>250</text:p>
          </table:table-cell>
          <table:table-cell table:style-name="ce4" office:value-type="float" office:value="250" calcext:value-type="float">
            <text:p>250</text:p>
          </table:table-cell>
          <table:table-cell table:style-name="ce5" office:value-type="float" office:value="250" calcext:value-type="float">
            <text:p>250</text:p>
          </table:table-cell>
          <table:table-cell table:style-name="ce4" office:value-type="float" office:value="250" calcext:value-type="float">
            <text:p>250</text:p>
          </table:table-cell>
          <table:table-cell table:style-name="ce5" office:value-type="float" office:value="250" calcext:value-type="float">
            <text:p>250</text:p>
          </table:table-cell>
          <table:table-cell table:style-name="ce4" office:value-type="float" office:value="250" calcext:value-type="float">
            <text:p>250</text:p>
          </table:table-cell>
          <table:table-cell table:style-name="ce5" office:value-type="float" office:value="250" calcext:value-type="float">
            <text:p>250</text:p>
          </table:table-cell>
          <table:table-cell table:style-name="ce4" office:value-type="float" office:value="250" calcext:value-type="float">
            <text:p>250</text:p>
          </table:table-cell>
          <table:table-cell table:style-name="ce4" table:formula="of:=SUM([.B24:.M24])" office:value-type="float" office:value="3000" calcext:value-type="float">
            <text:p>3000</text:p>
          </table:table-cell>
          <table:table-cell table:number-columns-repeated="1010"/>
        </table:table-row>
        <table:table-row table:style-name="ro1">
          <table:table-cell table:style-name="ce55" office:value-type="string" calcext:value-type="string">
            <text:p>Promoción</text:p>
          </table:table-cell>
          <table:table-cell table:style-name="ce7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25:.M2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Despeses constitució empresa</text:p>
          </table:table-cell>
          <table:table-cell table:style-name="ce72" office:value-type="float" office:value="500" calcext:value-type="float">
            <text:p>500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table:formula="of:=SUM([.B26:.M26])" office:value-type="float" office:value="500" calcext:value-type="float">
            <text:p>500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TOTAL EIXIDES</text:p>
          </table:table-cell>
          <table:table-cell table:style-name="ce11" table:formula="of:=SUM([.B9:.B26])" office:value-type="float" office:value="33861.33" calcext:value-type="float">
            <text:p>33861,33</text:p>
          </table:table-cell>
          <table:table-cell table:style-name="ce11" table:formula="of:=SUM([.C9:.C26])" office:value-type="float" office:value="11861.33" calcext:value-type="float">
            <text:p>11861,33</text:p>
          </table:table-cell>
          <table:table-cell table:style-name="ce11" table:formula="of:=SUM([.D9:.D26])" office:value-type="float" office:value="12251.33" calcext:value-type="float">
            <text:p>12251,33</text:p>
          </table:table-cell>
          <table:table-cell table:style-name="ce11" table:formula="of:=SUM([.E9:.E26])" office:value-type="float" office:value="11861.33" calcext:value-type="float">
            <text:p>11861,33</text:p>
          </table:table-cell>
          <table:table-cell table:style-name="ce11" table:formula="of:=SUM([.F9:.F26])" office:value-type="float" office:value="11861.33" calcext:value-type="float">
            <text:p>11861,33</text:p>
          </table:table-cell>
          <table:table-cell table:style-name="ce11" table:formula="of:=SUM([.G9:.G26])" office:value-type="float" office:value="12251.33" calcext:value-type="float">
            <text:p>12251,33</text:p>
          </table:table-cell>
          <table:table-cell table:style-name="ce11" table:formula="of:=SUM([.H9:.H26])" office:value-type="float" office:value="11861.33" calcext:value-type="float">
            <text:p>11861,33</text:p>
          </table:table-cell>
          <table:table-cell table:style-name="ce11" table:formula="of:=SUM([.I9:.I26])" office:value-type="float" office:value="11861.33" calcext:value-type="float">
            <text:p>11861,33</text:p>
          </table:table-cell>
          <table:table-cell table:style-name="ce11" table:formula="of:=SUM([.J9:.J26])" office:value-type="float" office:value="12251.34" calcext:value-type="float">
            <text:p>12251,34</text:p>
          </table:table-cell>
          <table:table-cell table:style-name="ce11" table:formula="of:=SUM([.K9:.K26])" office:value-type="float" office:value="11861.34" calcext:value-type="float">
            <text:p>11861,34</text:p>
          </table:table-cell>
          <table:table-cell table:style-name="ce11" table:formula="of:=SUM([.L9:.L26])" office:value-type="float" office:value="11861.34" calcext:value-type="float">
            <text:p>11861,34</text:p>
          </table:table-cell>
          <table:table-cell table:style-name="ce11" table:formula="of:=SUM([.M9:.M26])" office:value-type="float" office:value="12251.34" calcext:value-type="float">
            <text:p>12251,34</text:p>
          </table:table-cell>
          <table:table-cell table:style-name="ce11" table:formula="of:=SUM([.N9:.N26])" office:value-type="float" office:value="165896" calcext:value-type="float">
            <text:p>165896</text:p>
          </table:table-cell>
          <table:table-cell table:style-name="ce12" table:number-columns-repeated="1010"/>
        </table:table-row>
        <table:table-row table:style-name="ro1">
          <table:table-cell table:style-name="ce13" office:value-type="string" calcext:value-type="string">
            <text:p>ENTRADES – EIXIDES</text:p>
          </table:table-cell>
          <table:table-cell table:style-name="ce14" table:formula="of:=[.B7]-[.B27]" office:value-type="float" office:value="1138.67" calcext:value-type="float">
            <text:p>1138,67</text:p>
          </table:table-cell>
          <table:table-cell table:style-name="ce14" table:formula="of:=[.C7]-[.C27]" office:value-type="float" office:value="4638.67" calcext:value-type="float">
            <text:p>4638,67</text:p>
          </table:table-cell>
          <table:table-cell table:style-name="ce14" table:formula="of:=[.D7]-[.D27]" office:value-type="float" office:value="4248.67" calcext:value-type="float">
            <text:p>4248,67</text:p>
          </table:table-cell>
          <table:table-cell table:style-name="ce14" table:formula="of:=[.E7]-[.E27]" office:value-type="float" office:value="4638.67" calcext:value-type="float">
            <text:p>4638,67</text:p>
          </table:table-cell>
          <table:table-cell table:style-name="ce14" table:formula="of:=[.F7]-[.F27]" office:value-type="float" office:value="4638.67" calcext:value-type="float">
            <text:p>4638,67</text:p>
          </table:table-cell>
          <table:table-cell table:style-name="ce14" table:formula="of:=[.G7]-[.G27]" office:value-type="float" office:value="4248.67" calcext:value-type="float">
            <text:p>4248,67</text:p>
          </table:table-cell>
          <table:table-cell table:style-name="ce14" table:formula="of:=[.H7]-[.H27]" office:value-type="float" office:value="4638.67" calcext:value-type="float">
            <text:p>4638,67</text:p>
          </table:table-cell>
          <table:table-cell table:style-name="ce14" table:formula="of:=[.I7]-[.I27]" office:value-type="float" office:value="4638.67" calcext:value-type="float">
            <text:p>4638,67</text:p>
          </table:table-cell>
          <table:table-cell table:style-name="ce14" table:formula="of:=[.J7]-[.J27]" office:value-type="float" office:value="4248.66" calcext:value-type="float">
            <text:p>4248,66</text:p>
          </table:table-cell>
          <table:table-cell table:style-name="ce14" table:formula="of:=[.K7]-[.K27]" office:value-type="float" office:value="4638.66" calcext:value-type="float">
            <text:p>4638,66</text:p>
          </table:table-cell>
          <table:table-cell table:style-name="ce14" table:formula="of:=[.L7]-[.L27]" office:value-type="float" office:value="4638.66" calcext:value-type="float">
            <text:p>4638,66</text:p>
          </table:table-cell>
          <table:table-cell table:style-name="ce14" table:formula="of:=[.M7]-[.M27]" office:value-type="float" office:value="4248.66" calcext:value-type="float">
            <text:p>4248,66</text:p>
          </table:table-cell>
          <table:table-cell table:style-name="ce14"/>
          <table:table-cell table:number-columns-repeated="1010"/>
        </table:table-row>
        <table:table-row table:style-name="ro1">
          <table:table-cell table:style-name="ce7" office:value-type="string" calcext:value-type="string">
            <text:p>SALDO</text:p>
          </table:table-cell>
          <table:table-cell table:style-name="ce7" table:formula="of:=[.B28]" office:value-type="float" office:value="1138.67" calcext:value-type="float">
            <text:p>1138,67</text:p>
          </table:table-cell>
          <table:table-cell table:style-name="ce7" table:formula="of:=[.B29]+[.C28]" office:value-type="float" office:value="5777.34" calcext:value-type="float">
            <text:p>5777,34</text:p>
          </table:table-cell>
          <table:table-cell table:style-name="ce7" table:formula="of:=[.C29]+[.D28]" office:value-type="float" office:value="10026.01" calcext:value-type="float">
            <text:p>10026,01</text:p>
          </table:table-cell>
          <table:table-cell table:style-name="ce7" table:formula="of:=[.D29]+[.E28]" office:value-type="float" office:value="14664.68" calcext:value-type="float">
            <text:p>14664,68</text:p>
          </table:table-cell>
          <table:table-cell table:style-name="ce7" table:formula="of:=[.E29]+[.F28]" office:value-type="float" office:value="19303.35" calcext:value-type="float">
            <text:p>19303,35</text:p>
          </table:table-cell>
          <table:table-cell table:style-name="ce7" table:formula="of:=[.F29]+[.G28]" office:value-type="float" office:value="23552.02" calcext:value-type="float">
            <text:p>23552,02</text:p>
          </table:table-cell>
          <table:table-cell table:style-name="ce7" table:formula="of:=[.G29]+[.H28]" office:value-type="float" office:value="28190.69" calcext:value-type="float">
            <text:p>28190,69</text:p>
          </table:table-cell>
          <table:table-cell table:style-name="ce7" table:formula="of:=[.H29]+[.I28]" office:value-type="float" office:value="32829.36" calcext:value-type="float">
            <text:p>32829,36</text:p>
          </table:table-cell>
          <table:table-cell table:style-name="ce7" table:formula="of:=[.I29]+[.J28]" office:value-type="float" office:value="37078.02" calcext:value-type="float">
            <text:p>37078,02</text:p>
          </table:table-cell>
          <table:table-cell table:style-name="ce7" table:formula="of:=[.J29]+[.K28]" office:value-type="float" office:value="41716.68" calcext:value-type="float">
            <text:p>41716,68</text:p>
          </table:table-cell>
          <table:table-cell table:style-name="ce7" table:formula="of:=[.K29]+[.L28]" office:value-type="float" office:value="46355.34" calcext:value-type="float">
            <text:p>46355,34</text:p>
          </table:table-cell>
          <table:table-cell table:style-name="ce7" table:formula="of:=[.L29]+[.M28]" office:value-type="float" office:value="50604" calcext:value-type="float">
            <text:p>50604</text:p>
          </table:table-cell>
          <table:table-cell table:style-name="ce7" table:formula="of:=[.N7]-[.N27]" office:value-type="float" office:value="50604" calcext:value-type="float">
            <text:p>50604</text:p>
          </table:table-cell>
          <table:table-cell table:number-columns-repeated="1010"/>
        </table:table-row>
        <table:table-row table:style-name="ro1" table:number-rows-repeated="3">
          <table:table-cell table:style-name="ce15" table:number-columns-repeated="14"/>
          <table:table-cell table:number-columns-repeated="1010"/>
        </table:table-row>
        <table:table-row table:style-name="ro1">
          <table:table-cell table:style-name="ce2" office:value-type="string" calcext:value-type="string">
            <text:p>INGRESSOS</text:p>
          </table:table-cell>
          <table:table-cell table:style-name="ce7" office:value-type="string" calcext:value-type="string">
            <text:p>1<text:span text:style-name="T1">r</text:span> ANY</text:p>
          </table:table-cell>
          <table:table-cell table:style-name="ce15" table:number-columns-repeated="12"/>
          <table:table-cell table:number-columns-repeated="1010"/>
        </table:table-row>
        <table:table-row table:style-name="ro1">
          <table:table-cell table:style-name="ce16" office:value-type="string" calcext:value-type="string">
            <text:p>INGRESSOS D’EXPLOTACIÓ</text:p>
          </table:table-cell>
          <table:table-cell table:style-name="ce17" table:formula="of:=[.B35]" office:value-type="float" office:value="186500" calcext:value-type="float">
            <text:p>186500</text:p>
          </table:table-cell>
          <table:table-cell table:style-name="ce15" table:number-columns-repeated="12"/>
          <table:table-cell table:number-columns-repeated="1010"/>
        </table:table-row>
        <table:table-row table:style-name="ro1">
          <table:table-cell table:style-name="ce18" office:value-type="string" calcext:value-type="string">
            <text:p>Vendes</text:p>
          </table:table-cell>
          <table:table-cell table:style-name="ce18" table:formula="of:=[.N4]" office:value-type="float" office:value="186500" calcext:value-type="float">
            <text:p>186500</text:p>
          </table:table-cell>
          <table:table-cell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18" office:value-type="string" calcext:value-type="string">
            <text:p>Ajudes i subvencions</text:p>
          </table:table-cell>
          <table:table-cell table:style-name="ce18" table:formula="of:=[.N5]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1010"/>
        </table:table-row>
        <table:table-row table:style-name="ro1">
          <table:table-cell table:style-name="ce16" office:value-type="string" calcext:value-type="string">
            <text:p>INGRESSOS FINANCERS</text:p>
          </table:table-cell>
          <table:table-cell table:style-name="ce17" table:formula="of:=[.B38]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1010"/>
        </table:table-row>
        <table:table-row table:style-name="ro1">
          <table:table-cell table:style-name="ce18" office:value-type="string" calcext:value-type="string">
            <text:p>???</text:p>
          </table:table-cell>
          <table:table-cell table:style-name="ce18"/>
          <table:table-cell table:style-name="ce15" table:number-columns-repeated="12"/>
          <table:table-cell table:number-columns-repeated="1010"/>
        </table:table-row>
        <table:table-row table:style-name="ro1">
          <table:table-cell table:style-name="ce16" office:value-type="string" calcext:value-type="string">
            <text:p>INGRESSOS EXTRAORDINARIS</text:p>
          </table:table-cell>
          <table:table-cell table:style-name="ce17" table:formula="of:=[.B40]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1010"/>
        </table:table-row>
        <table:table-row table:style-name="ro1">
          <table:table-cell table:style-name="ce18" office:value-type="string" calcext:value-type="string">
            <text:p>???</text:p>
          </table:table-cell>
          <table:table-cell table:style-name="ce5"/>
          <table:table-cell table:style-name="ce15" table:number-columns-repeated="12"/>
          <table:table-cell table:number-columns-repeated="1010"/>
        </table:table-row>
        <table:table-row table:style-name="ro1">
          <table:table-cell table:style-name="ce2" office:value-type="string" calcext:value-type="string">
            <text:p>TOTAL INGRESSOS</text:p>
          </table:table-cell>
          <table:table-cell table:style-name="ce19" table:formula="of:=[.B34]+[.B37]+[.B39]" office:value-type="float" office:value="186500" calcext:value-type="float">
            <text:p>186500</text:p>
          </table:table-cell>
          <table:table-cell table:style-name="ce15" table:number-columns-repeated="12"/>
          <table:table-cell table:number-columns-repeated="1010"/>
        </table:table-row>
        <table:table-row table:style-name="ro1">
          <table:table-cell table:style-name="ce20" office:value-type="string" calcext:value-type="string">
            <text:p>DESPESES/GASTOS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6" office:value-type="string" calcext:value-type="string">
            <text:p>GASTOS D’EXPLOTACIÓ</text:p>
          </table:table-cell>
          <table:table-cell table:style-name="ce22" table:formula="of:=SUM([.B44:.B53])" office:value-type="float" office:value="147396" calcext:value-type="float">
            <text:p>147396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Compres matèries primeres o mercaderies</text:p>
          </table:table-cell>
          <table:table-cell table:style-name="ce21" table:formula="of:=[.N11]" office:value-type="float" office:value="61200" calcext:value-type="float">
            <text:p>6120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ubministraments (llum, aigua, ...)</text:p>
          </table:table-cell>
          <table:table-cell table:style-name="ce21" table:formula="of:=SUM([.N21:.N24])" office:value-type="float" office:value="7800" calcext:value-type="float">
            <text:p>780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Lloguers</text:p>
          </table:table-cell>
          <table:table-cell table:style-name="ce21" table:formula="of:=[.N12]" office:value-type="float" office:value="14400" calcext:value-type="float">
            <text:p>1440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Impost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alaris/sous</text:p>
          </table:table-cell>
          <table:table-cell table:style-name="ce21" table:formula="of:=[.N16]+[.N19]" office:value-type="float" office:value="49000" calcext:value-type="float">
            <text:p>4900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eguretat Social</text:p>
          </table:table-cell>
          <table:table-cell table:style-name="ce21" table:formula="of:=[.N20]+[.N17]" office:value-type="float" office:value="8496" calcext:value-type="float">
            <text:p>8496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Gastos varios</text:p>
          </table:table-cell>
          <table:table-cell table:style-name="ce21" table:formula="of:=[.N22]" office:value-type="float" office:value="3000" calcext:value-type="float">
            <text:p>300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egurs</text:p>
          </table:table-cell>
          <table:table-cell table:style-name="ce21" table:formula="of:=[.N13]" office:value-type="float" office:value="1500" calcext:value-type="float">
            <text:p>150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Despeses constitució empresa</text:p>
          </table:table-cell>
          <table:table-cell table:style-name="ce21" table:formula="of:=[.N26]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Amortitzacions</text:p>
          </table:table-cell>
          <table:table-cell table:style-name="ce21" table:formula="of:=SUM(500+200+800)" office:value-type="float" office:value="1500" calcext:value-type="float">
            <text:p>1500</text:p>
          </table:table-cell>
          <table:table-cell table:style-name="ce50" office:value-type="string" calcext:value-type="string">
            <text:p><text:span text:style-name="T2">Mobiliario: 5000€</text:span></text:p>
            <text:p><text:span text:style-name="T2">10% en 10 años</text:span></text:p>
            <text:p><text:span text:style-name="T2">10% * 5000 = 500€</text:span></text:p>
            <text:p/>
            <text:p><text:span text:style-name="T2">Obras: 10000</text:span></text:p>
            <text:p><text:span text:style-name="T2">2% en 50 años</text:span></text:p>
            <text:p><text:span text:style-name="T2">2%*10000=200€</text:span></text:p>
            <text:p/>
            <text:p><text:span text:style-name="T2">Material: 8000</text:span></text:p>
            <text:p><text:span text:style-name="T2">10% en 10 años</text:span></text:p>
            <text:p><text:span text:style-name="T2">10% en 8000=800€</text:span></text:p>
          </table:table-cell>
          <table:table-cell table:style-name="ce51"/>
          <table:table-cell table:style-name="ce52" table:number-columns-repeated="8"/>
          <table:table-cell table:number-columns-repeated="1012"/>
        </table:table-row>
        <table:table-row table:style-name="ro1">
          <table:table-cell table:style-name="ce16" office:value-type="string" calcext:value-type="string">
            <text:p>GASTOS FINANCERS</text:p>
          </table:table-cell>
          <table:table-cell table:style-name="ce22" table:formula="of:=[.B5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/>
          <table:table-cell table:style-name="ce21"/>
          <table:table-cell table:number-columns-repeated="1022"/>
        </table:table-row>
        <table:table-row table:style-name="ro1">
          <table:table-cell table:style-name="ce16" office:value-type="string" calcext:value-type="string">
            <text:p>GASTOS EXTRAORDINARIS</text:p>
          </table:table-cell>
          <table:table-cell table:style-name="ce22" table:formula="of:=[.B5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/>
          <table:table-cell table:style-name="ce21"/>
          <table:table-cell table:number-columns-repeated="1022"/>
        </table:table-row>
        <table:table-row table:style-name="ro1">
          <table:table-cell table:style-name="ce20" office:value-type="string" calcext:value-type="string">
            <text:p>TOTAL GASTOS</text:p>
          </table:table-cell>
          <table:table-cell table:style-name="ce24" table:formula="of:=[.B43]+[.B54]+[.B56]" office:value-type="float" office:value="147396" calcext:value-type="float">
            <text:p>147396</text:p>
          </table:table-cell>
          <table:table-cell table:number-columns-repeated="1022"/>
        </table:table-row>
        <table:table-row table:style-name="ro1">
          <table:table-cell table:style-name="ce15" table:number-columns-repeated="2"/>
          <table:table-cell table:number-columns-repeated="1022"/>
        </table:table-row>
        <table:table-row table:style-name="ro1">
          <table:table-cell table:style-name="ce25" office:value-type="string" calcext:value-type="string">
            <text:p>RESULTAT EXPLOTACIÓ (ingressos – gastos explotació)</text:p>
          </table:table-cell>
          <table:table-cell table:style-name="ce22" table:formula="of:=[.B34]-[.B43]" office:value-type="float" office:value="39104" calcext:value-type="float">
            <text:p>39104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RESULTAT FINANCER (ingressos – gastos financers)</text:p>
          </table:table-cell>
          <table:table-cell table:style-name="ce22" table:formula="of:=[.B37]-[.B5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RESULTAT ORDINARI (resultat explotació + financer)</text:p>
          </table:table-cell>
          <table:table-cell table:style-name="ce22" table:formula="of:=[.B60]+[.B61]" office:value-type="float" office:value="39104" calcext:value-type="float">
            <text:p>39104</text:p>
          </table:table-cell>
          <table:table-cell table:number-columns-repeated="1022"/>
        </table:table-row>
        <table:table-row table:style-name="ro1">
          <table:table-cell table:style-name="ce15"/>
          <table:table-cell table:style-name="ce26"/>
          <table:table-cell table:number-columns-repeated="1022"/>
        </table:table-row>
        <table:table-row table:style-name="ro1">
          <table:table-cell table:style-name="ce25" office:value-type="string" calcext:value-type="string">
            <text:p>RESULTAT EXTRAORD. (ingressos – gastos extraordinaris)</text:p>
          </table:table-cell>
          <table:table-cell table:style-name="ce22" table:formula="of:=[.B39]-[.B5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 table:style-name="ce25" office:value-type="string" calcext:value-type="string">
            <text:p>BAI (resultat ordinari + extraordinari)</text:p>
          </table:table-cell>
          <table:table-cell table:style-name="ce22" table:formula="of:=[.B62]+[.B64]" office:value-type="float" office:value="39104" calcext:value-type="float">
            <text:p>39104</text:p>
          </table:table-cell>
          <table:table-cell/>
          <table:table-cell table:style-name="ce27"/>
          <table:table-cell table:number-columns-repeated="1020"/>
        </table:table-row>
        <table:table-row table:style-name="ro3">
          <table:table-cell table:style-name="ce15"/>
          <table:table-cell table:style-name="ce28"/>
          <table:table-cell/>
          <table:table-cell table:formula="of:=[.C68]*[.B66]" office:value-type="float" office:value="5865.6" calcext:value-type="float">
            <text:p>5865,6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RES. EXERCICI (BAI – impostos)</text:p>
          </table:table-cell>
          <table:table-cell table:style-name="ce29" table:formula="of:=[.B66]-([.C68]*[.B66])" office:value-type="float" office:value="33238.4" calcext:value-type="float">
            <text:p>33238,40</text:p>
          </table:table-cell>
          <table:table-cell table:style-name="ce30" office:value-type="percentage" office:value="0.15" calcext:value-type="percentage">
            <text:p>15%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style-name="ce42" office:value-type="string" calcext:value-type="string" table:number-columns-spanned="3" table:number-rows-spanned="1">
            <text:p>ACTIVO</text:p>
          </table:table-cell>
          <table:covered-table-cell table:number-columns-repeated="2"/>
          <table:table-cell table:style-name="ce43" office:value-type="string" calcext:value-type="string" table:number-columns-spanned="4" table:number-rows-spanned="1">
            <text:p>PASIVO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1" table:number-rows-spanned="6">
            <text:p>AF</text:p>
          </table:table-cell>
          <table:table-cell table:style-name="ce31" office:value-type="string" calcext:value-type="string">
            <text:p>Immovil. material</text:p>
          </table:table-cell>
          <table:table-cell table:style-name="ce26" table:formula="of:=[.B9]+[.B10]" office:value-type="float" office:value="20000" calcext:value-type="float">
            <text:p>20000</text:p>
          </table:table-cell>
          <table:table-cell table:style-name="ce45" table:number-columns-spanned="1" table:number-rows-spanned="10"/>
          <table:table-cell table:style-name="ce68" office:value-type="string" calcext:value-type="string" table:number-columns-spanned="1" table:number-rows-spanned="4">
            <text:p>Neto</text:p>
          </table:table-cell>
          <table:table-cell table:style-name="ce31" office:value-type="string" calcext:value-type="string">
            <text:p><text:s/>K social</text:p>
          </table:table-cell>
          <table:table-cell table:style-name="ce32" table:formula="of:=[.B2]" office:value-type="float" office:value="30000" calcext:value-type="float">
            <text:p>30000</text:p>
          </table:table-cell>
          <table:table-cell table:number-columns-repeated="1017"/>
        </table:table-row>
        <table:table-row table:style-name="ro1">
          <table:covered-table-cell/>
          <table:table-cell table:style-name="ce31" office:value-type="string" calcext:value-type="string">
            <text:p>Immovil. immaterial</text:p>
          </table:table-cell>
          <table:table-cell table:style-name="ce26"/>
          <table:covered-table-cell table:number-columns-repeated="2"/>
          <table:table-cell table:style-name="ce31" office:value-type="string" calcext:value-type="string">
            <text:p>Reserves</text:p>
          </table:table-cell>
          <table:table-cell table:style-name="ce32"/>
          <table:table-cell table:number-columns-repeated="1017"/>
        </table:table-row>
        <table:table-row table:style-name="ro1">
          <table:covered-table-cell/>
          <table:table-cell table:style-name="ce31" office:value-type="string" calcext:value-type="string">
            <text:p>Invers. Immobiliàries</text:p>
          </table:table-cell>
          <table:table-cell table:style-name="ce26"/>
          <table:covered-table-cell table:number-columns-repeated="2"/>
          <table:table-cell table:style-name="ce31"/>
          <table:table-cell table:style-name="ce32"/>
          <table:table-cell table:number-columns-repeated="1017"/>
        </table:table-row>
        <table:table-row table:style-name="ro1">
          <table:covered-table-cell/>
          <table:table-cell table:style-name="ce31" office:value-type="string" calcext:value-type="string">
            <text:p>Inmovil. financer</text:p>
          </table:table-cell>
          <table:table-cell table:style-name="ce26"/>
          <table:covered-table-cell table:number-columns-repeated="2"/>
          <table:table-cell table:style-name="ce31" office:value-type="string" calcext:value-type="string">
            <text:p>P i G</text:p>
          </table:table-cell>
          <table:table-cell table:style-name="ce32" table:formula="of:=[.B66]" office:value-type="float" office:value="39104" calcext:value-type="float">
            <text:p>39104</text:p>
          </table:table-cell>
          <table:table-cell table:number-columns-repeated="1017"/>
        </table:table-row>
        <table:table-row table:style-name="ro1">
          <table:covered-table-cell/>
          <table:table-cell table:style-name="ce33" office:value-type="string" calcext:value-type="string">
            <text:p>Amortizaciones (-)</text:p>
          </table:table-cell>
          <table:table-cell table:style-name="ce26" table:formula="of:=-[.B53]" office:value-type="float" office:value="-1500" calcext:value-type="float">
            <text:p>-1500</text:p>
          </table:table-cell>
          <table:covered-table-cell/>
          <table:table-cell table:style-name="ce68" office:value-type="string" calcext:value-type="string" table:number-columns-spanned="1" table:number-rows-spanned="2">
            <text:p>PF</text:p>
          </table:table-cell>
          <table:table-cell table:style-name="ce101" office:value-type="string" calcext:value-type="string" table:number-columns-spanned="1" table:number-rows-spanned="2">
            <text:p>Ex. l/p</text:p>
          </table:table-cell>
          <table:table-cell table:style-name="ce26"/>
          <table:table-cell table:number-columns-repeated="1017"/>
        </table:table-row>
        <table:table-row table:style-name="ro1">
          <table:covered-table-cell/>
          <table:table-cell table:style-name="ce34" office:value-type="string" calcext:value-type="string">
            <text:p>TOTAL AF</text:p>
          </table:table-cell>
          <table:table-cell table:style-name="ce26" table:formula="of:=SUM([.C73:.C77])" office:value-type="float" office:value="18500" calcext:value-type="float">
            <text:p>18500</text:p>
          </table:table-cell>
          <table:covered-table-cell table:number-columns-repeated="3"/>
          <table:table-cell table:style-name="ce26"/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1" table:number-rows-spanned="4">
            <text:p>AC</text:p>
          </table:table-cell>
          <table:table-cell table:style-name="ce31" office:value-type="string" calcext:value-type="string">
            <text:p>Existències</text:p>
          </table:table-cell>
          <table:table-cell table:style-name="ce26"/>
          <table:covered-table-cell/>
          <table:table-cell table:style-name="ce68" office:value-type="string" calcext:value-type="string" table:number-columns-spanned="1" table:number-rows-spanned="4">
            <text:p>PC</text:p>
          </table:table-cell>
          <table:table-cell table:style-name="ce101" office:value-type="string" calcext:value-type="string" table:number-columns-spanned="1" table:number-rows-spanned="4">
            <text:p>Ex. c/p</text:p>
          </table:table-cell>
          <table:table-cell table:style-name="ce26"/>
          <table:table-cell table:number-columns-repeated="1017"/>
        </table:table-row>
        <table:table-row table:style-name="ro1">
          <table:covered-table-cell/>
          <table:table-cell table:style-name="ce31" office:value-type="string" calcext:value-type="string">
            <text:p>Fact. pendents cobro</text:p>
          </table:table-cell>
          <table:table-cell table:style-name="ce26"/>
          <table:covered-table-cell table:number-columns-repeated="3"/>
          <table:table-cell table:style-name="ce26"/>
          <table:table-cell table:number-columns-repeated="1017"/>
        </table:table-row>
        <table:table-row table:style-name="ro1">
          <table:covered-table-cell/>
          <table:table-cell table:style-name="ce31" office:value-type="string" calcext:value-type="string">
            <text:p>Efectiu</text:p>
          </table:table-cell>
          <table:table-cell table:style-name="ce26" table:formula="of:=[.N29]" office:value-type="float" office:value="50604" calcext:value-type="float">
            <text:p>50604</text:p>
          </table:table-cell>
          <table:covered-table-cell table:number-columns-repeated="3"/>
          <table:table-cell table:style-name="ce26"/>
          <table:table-cell table:number-columns-repeated="1017"/>
        </table:table-row>
        <table:table-row table:style-name="ro1">
          <table:covered-table-cell/>
          <table:table-cell table:style-name="ce34" office:value-type="string" calcext:value-type="string">
            <text:p>TOTAL AC</text:p>
          </table:table-cell>
          <table:table-cell table:style-name="ce26" table:formula="of:=SUM([.C79:.C81])" office:value-type="float" office:value="50604" calcext:value-type="float">
            <text:p>50604</text:p>
          </table:table-cell>
          <table:covered-table-cell table:number-columns-repeated="3"/>
          <table:table-cell table:style-name="ce26"/>
          <table:table-cell table:number-columns-repeated="1017"/>
        </table:table-row>
        <table:table-row table:style-name="ro1">
          <table:table-cell table:style-name="ce15" table:number-columns-repeated="2"/>
          <table:table-cell table:style-name="ce21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">
          <table:table-cell table:style-name="ce15"/>
          <table:table-cell table:style-name="ce35" office:value-type="string" calcext:value-type="string">
            <text:p>TOTAL</text:p>
          </table:table-cell>
          <table:table-cell table:style-name="ce26" table:formula="of:=[.C78]+[.C82]" office:value-type="float" office:value="69104" calcext:value-type="float">
            <text:p>69104</text:p>
          </table:table-cell>
          <table:table-cell table:style-name="ce15"/>
          <table:table-cell table:style-name="ce47" office:value-type="string" calcext:value-type="string" table:number-columns-spanned="2" table:number-rows-spanned="1">
            <text:p>TOTAL</text:p>
          </table:table-cell>
          <table:covered-table-cell/>
          <table:table-cell table:style-name="ce26" table:formula="of:=SUM([.G73:.G82])" office:value-type="float" office:value="69104" calcext:value-type="float">
            <text:p>69104</text:p>
          </table:table-cell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 table:style-name="ce36" office:value-type="string" calcext:value-type="string">
            <text:p>RATIO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7" office:value-type="string" calcext:value-type="string">
            <text:p>Càlcul</text:p>
          </table:table-cell>
          <table:table-cell table:style-name="ce37" office:value-type="string" calcext:value-type="string">
            <text:p>Comentari</text:p>
          </table:table-cell>
          <table:table-cell table:number-columns-repeated="1021"/>
        </table:table-row>
        <table:table-row table:style-name="ro4">
          <table:table-cell table:style-name="ce38" office:value-type="string" calcext:value-type="string">
            <text:p>RE = BAII / AT</text:p>
          </table:table-cell>
          <table:table-cell table:style-name="ce39" table:formula="of:=([.B60]/[.C84])" office:value-type="percentage" office:value="0.565871729567029" calcext:value-type="percentage">
            <text:p>56,59%</text:p>
          </table:table-cell>
          <table:table-cell table:style-name="ce92" office:value-type="string" calcext:value-type="string" table:number-columns-spanned="2" table:number-rows-spanned="1">
            <text:p>Cuánto más alto, mejor</text:p>
          </table:table-cell>
          <table:covered-table-cell/>
          <table:table-cell table:style-name="ce40" table:number-columns-repeated="3"/>
          <table:table-cell table:number-columns-repeated="1017"/>
        </table:table-row>
        <table:table-row table:style-name="ro4">
          <table:table-cell table:style-name="ce38" office:value-type="string" calcext:value-type="string">
            <text:p>RF = B net / P net</text:p>
          </table:table-cell>
          <table:table-cell table:style-name="ce39" table:formula="of:=[.B68]/([.G73]+[.G76])" office:value-type="percentage" office:value="0.480990970131975" calcext:value-type="percentage">
            <text:p>48,10%</text:p>
          </table:table-cell>
          <table:table-cell table:style-name="ce92" office:value-type="string" calcext:value-type="string" table:number-columns-spanned="4" table:number-rows-spanned="1">
            <text:p>Al igual que el anterior, cuánto más alto mejor</text:p>
          </table:table-cell>
          <table:covered-table-cell table:number-columns-repeated="3"/>
          <table:table-cell table:style-name="ce40"/>
          <table:table-cell table:number-columns-repeated="1017"/>
        </table:table-row>
        <table:table-row table:style-name="ro4">
          <table:table-cell table:style-name="ce38" office:value-type="string" calcext:value-type="string">
            <text:p>FM = AC – PC</text:p>
          </table:table-cell>
          <table:table-cell table:style-name="ce41" table:formula="of:=[.C82]" office:value-type="float" office:value="50604" calcext:value-type="float">
            <text:p>50604</text:p>
          </table:table-cell>
          <table:table-cell table:style-name="ce92" office:value-type="string" calcext:value-type="string" table:number-columns-spanned="4" table:number-rows-spanned="1">
            <text:p>Positivo. Si fuese negativo, se suspenderían los pagos</text:p>
          </table:table-cell>
          <table:covered-table-cell table:number-columns-repeated="3"/>
          <table:table-cell table:style-name="ce40"/>
          <table:table-cell table:number-columns-repeated="1017"/>
        </table:table-row>
        <table:table-row table:style-name="ro4">
          <table:table-cell table:style-name="ce38" office:value-type="string" calcext:value-type="string">
            <text:p>Solvència = AT / ET</text:p>
          </table:table-cell>
          <table:table-cell table:style-name="ce41" office:value-type="float" office:value="0" calcext:value-type="float">
            <text:p>0</text:p>
          </table:table-cell>
          <table:table-cell table:style-name="ce49" office:value-type="string" calcext:value-type="string" table:number-columns-spanned="5" table:number-rows-spanned="2">
            <text:p>Es cero porque mis existencias son 0, por lo que no debo nada </text:p>
          </table:table-cell>
          <table:covered-table-cell table:number-columns-repeated="4"/>
          <table:table-cell table:number-columns-repeated="1017"/>
        </table:table-row>
        <table:table-row table:style-name="ro4">
          <table:table-cell table:style-name="ce38" office:value-type="string" calcext:value-type="string">
            <text:p>Dependència financera = ET / PT</text:p>
          </table:table-cell>
          <table:table-cell table:style-name="ce41" table:formula="of:=0/[.G84]" office:value-type="float" office:value="0" calcext:value-type="float">
            <text:p>0</text:p>
          </table:table-cell>
          <table:covered-table-cell table:number-columns-repeated="5"/>
          <table:table-cell table:number-columns-repeated="1017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ca-ES-valencia" fo:language="ca" fo:country="E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ca-ES-valencia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uspenso" style:family="table-cell" style:parent-style-name="Default" style:data-style-name="N0">
      <style:table-cell-properties fo:background-color="#ffcc99" style:vertical-align="automatic"/>
    </style:style>
    <style:style style:name="Vaciar" style:family="table-cell" style:parent-style-name="Default" style:data-style-name="N0">
      <style:table-cell-properties fo:background-color="#ffffff" style:vertical-align="automatic"/>
      <style:text-properties fo:color="#e6e6e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cm" fo:margin-bottom="1cm" fo:margin-left="1cm" fo:margin-right="1cm" style:print-page-order="ltr" style:first-page-number="1" style:scale-to="100%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AA</meta:initial-creator>
    <meta:creation-date>2010-03-16T14:57:19Z</meta:creation-date>
    <dc:date>2023-02-22T09:59:40.941000000</dc:date>
    <meta:print-date>2011-12-21T12:38:21Z</meta:print-date>
    <meta:editing-cycles>104</meta:editing-cycles>
    <meta:editing-duration>PT15H22M56S</meta:editing-duration>
    <meta:document-statistic meta:table-count="1" meta:cell-count="50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line" chart:row-mapping="1 0" chart:style-name="ch1">
        <chart:title svg:x="4.864cm" svg:y="0.288cm" chart:style-name="ch2">
          <text:p>Punto Muerto</text:p>
        </chart:title>
        <chart:legend chart:legend-position="bottom" svg:x="4.583cm" svg:y="7.1cm" style:legend-expansion="wide" chart:style-name="ch3"/>
        <chart:plot-area chart:style-name="ch4" table:cell-range-address="'PT-PiG-B'.P7:'PT-PiG-B'.AA8" svg:x="0.254cm" svg:y="1.223cm" svg:width="12.192cm" svg:height="5.541cm">
          <chart:coordinate-region svg:x="1.371cm" svg:y="1.383cm" svg:width="10.905cm" svg:height="4.81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T-PiG-B'.P8:'PT-PiG-B'.AA8" chart:class="chart:line">
            <chart:data-point chart:repeated="12"/>
          </chart:series>
          <chart:series chart:style-name="ch9" chart:values-cell-range-address="'PT-PiG-B'.P7:'PT-PiG-B'.AA7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ila 8</text:p>
                <draw:g>
                  <svg:desc/>
                </draw:g>
              </table:table-cell>
              <table:table-cell office:value-type="float" office:value="145896">
                <text:p>145896</text:p>
                <draw:g>
                  <svg:desc>'PT-PiG-B'.P8:'PT-PiG-B'.AA8</svg:desc>
                </draw:g>
              </table:table-cell>
              <table:table-cell office:value-type="float" office:value="145896">
                <text:p>145896</text:p>
              </table:table-cell>
              <table:table-cell office:value-type="float" office:value="145896">
                <text:p>145896</text:p>
              </table:table-cell>
              <table:table-cell office:value-type="float" office:value="145896">
                <text:p>145896</text:p>
              </table:table-cell>
              <table:table-cell office:value-type="float" office:value="145896">
                <text:p>145896</text:p>
              </table:table-cell>
              <table:table-cell office:value-type="float" office:value="145896">
                <text:p>145896</text:p>
              </table:table-cell>
              <table:table-cell office:value-type="float" office:value="145896">
                <text:p>145896</text:p>
              </table:table-cell>
              <table:table-cell office:value-type="float" office:value="145896">
                <text:p>145896</text:p>
              </table:table-cell>
              <table:table-cell office:value-type="float" office:value="145896">
                <text:p>145896</text:p>
              </table:table-cell>
              <table:table-cell office:value-type="float" office:value="145896">
                <text:p>145896</text:p>
              </table:table-cell>
              <table:table-cell office:value-type="float" office:value="145896">
                <text:p>145896</text:p>
              </table:table-cell>
              <table:table-cell office:value-type="float" office:value="145896">
                <text:p>145896</text:p>
              </table:table-cell>
            </table:table-row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35000">
                <text:p>35000</text:p>
                <draw:g>
                  <svg:desc>'PT-PiG-B'.P7:'PT-PiG-B'.AA7</svg:desc>
                </draw:g>
              </table:table-cell>
              <table:table-cell office:value-type="float" office:value="51500">
                <text:p>51500</text:p>
              </table:table-cell>
              <table:table-cell office:value-type="float" office:value="68000">
                <text:p>68000</text:p>
              </table:table-cell>
              <table:table-cell office:value-type="float" office:value="84500">
                <text:p>84500</text:p>
              </table:table-cell>
              <table:table-cell office:value-type="float" office:value="101000">
                <text:p>101000</text:p>
              </table:table-cell>
              <table:table-cell office:value-type="float" office:value="117500">
                <text:p>117500</text:p>
              </table:table-cell>
              <table:table-cell office:value-type="float" office:value="134000">
                <text:p>134000</text:p>
              </table:table-cell>
              <table:table-cell office:value-type="float" office:value="150500">
                <text:p>150500</text:p>
              </table:table-cell>
              <table:table-cell office:value-type="float" office:value="167000">
                <text:p>167000</text:p>
              </table:table-cell>
              <table:table-cell office:value-type="float" office:value="183500">
                <text:p>183500</text:p>
              </table:table-cell>
              <table:table-cell office:value-type="float" office:value="200000">
                <text:p>200000</text:p>
              </table:table-cell>
              <table:table-cell office:value-type="float" office:value="216500">
                <text:p>216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